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069b" officeooo:paragraph-rsid="0017069b"/>
    </style:style>
    <style:style style:name="P2" style:family="paragraph" style:parent-style-name="Standard">
      <style:text-properties officeooo:rsid="0017c7fd" officeooo:paragraph-rsid="0017c7fd"/>
    </style:style>
    <style:style style:name="P3" style:family="paragraph" style:parent-style-name="Standard">
      <style:text-properties officeooo:rsid="0019e92e" officeooo:paragraph-rsid="0019e92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069b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7069b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and for installing virtual env<text:line-break/></text:p>
      <text:p text:style-name="P1">1.) <text:s/>sudo apt-get install virtualenv</text:p>
      <text:p text:style-name="P1"/>
      <text:p text:style-name="P1"/>
      <text:p text:style-name="P1">Command for Virtuaql env</text:p>
      <text:p text:style-name="P1"/>
      <text:p text:style-name="P1">1.) <text:s/>. venv/bin/activate</text:p>
      <text:p text:style-name="P1">2.) <text:s/>pip install flask</text:p>
      <text:p text:style-name="P1"/>
      <text:p text:style-name="P1"/>
      <text:p text:style-name="P2">Go to Desktop/flask and run command <text:s/><text:span text:style-name="T2">. venv/bin/activate </text:span></text:p>
      <text:p text:style-name="P3"><text:span text:style-name="T4">a</text:span><text:span text:style-name="T3">fter that </text:span><text:span text:style-name="T1">cd venv </text:span><text:span text:style-name="T3"><text:s/>and run </text:span><text:span text:style-name="T1">python xyz.py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12:46:31.911970361</meta:creation-date>
    <dc:date>2023-07-21T17:13:00.102506205</dc:date>
    <meta:editing-duration>PT7M5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7" meta:word-count="37" meta:character-count="239" meta:non-whitespace-character-count="202"/>
  </office:meta>
</office:document-meta>
</file>